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-color="#3465a4"/>
      <style:paragraph-properties fo:text-align="center"/>
      <style:text-properties fo:color="#ffffff" style:font-name="Verdana" fo:font-size="16pt" style:font-size-asian="16pt" style:font-size-complex="16pt"/>
    </style:style>
    <style:style style:name="P3" style:family="paragraph">
      <loext:graphic-properties draw:fill-color="#3465a4"/>
      <style:paragraph-properties fo:text-align="center"/>
      <style:text-properties fo:color="#ffffff" style:font-name="Verdana" fo:font-size="20pt" style:font-size-asian="20pt" style:font-size-complex="20pt"/>
    </style:style>
    <style:style style:name="P4" style:family="paragraph">
      <style:paragraph-properties fo:text-align="end"/>
    </style:style>
    <style:style style:name="P5" style:family="paragraph">
      <loext:graphic-properties draw:fill-color="#3465a4"/>
      <style:paragraph-properties fo:text-align="end"/>
      <style:text-properties fo:color="#ffffff" style:font-name="Verdana" fo:font-size="16pt" style:font-size-asian="16pt" style:font-size-complex="16pt"/>
    </style:style>
    <style:style style:name="P6" style:family="paragraph">
      <style:paragraph-properties fo:text-align="center">
        <style:tab-stops/>
      </style:paragraph-properties>
    </style:style>
    <style:style style:name="P7" style:family="paragraph">
      <loext:graphic-properties draw:fill-color="#3465a4"/>
      <style:paragraph-properties fo:text-align="center">
        <style:tab-stops/>
      </style:paragraph-properties>
      <style:text-properties fo:color="#ffffff" style:font-name="Verdana" fo:font-size="16pt" style:font-size-asian="16pt" style:font-size-complex="16pt"/>
    </style:style>
    <style:style style:name="P8" style:family="paragraph">
      <loext:graphic-properties draw:fill-color="#3465a4"/>
    </style:style>
    <style:style style:name="P9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0" style:family="paragraph">
      <loext:graphic-properties draw:fill-color="#3465a4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Verdana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6pt" style:language-asian="zh" style:country-asian="CN" style:font-style-asian="normal" style:font-weight-asian="normal" style:font-name-complex="Lohit Devanagari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color="#ffffff" style:font-name="Verdana" fo:font-size="16pt" style:font-size-asian="16pt" style:font-size-complex="16pt"/>
    </style:style>
    <style:style style:name="T2" style:family="text">
      <style:text-properties fo:color="#ffffff" style:font-name="Verdana" fo:font-size="20pt" style:font-size-asian="20pt" style:font-size-complex="20pt"/>
    </style:style>
    <style:style style:name="T3" style:family="text">
      <style:text-properties fo:font-variant="normal" fo:text-transform="none" fo:color="#ffffff" style:text-outline="false" style:text-line-through-style="none" style:text-line-through-type="none" style:text-position="0% 100%" style:font-name="Verdana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6pt" style:language-asian="zh" style:country-asian="CN" style:font-style-asian="normal" style:font-weight-asian="normal" style:font-name-complex="Lohit Devanagari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Verdana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6pt" style:language-asian="zh" style:country-asian="CN" style:font-style-asian="normal" style:font-weight-asian="normal" style:font-name-complex="Lohit Devanagari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stroke="solid" svg:stroke-width="0.0402in" svg:stroke-color="#ffffff" draw:marker-start-width="0.1984in" draw:marker-end-width="0.1984in" draw:fill-color="#3465a4" draw:textarea-horizontal-align="justify" draw:textarea-vertical-align="middle" draw:auto-grow-height="false" fo:min-height="0.4299in" fo:min-width="1.4193in" fo:padding-top="0.0193in" fo:padding-bottom="0.0193in" fo:padding-left="0.0193in" fo:padding-right="0.0193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402in" svg:stroke-color="#ffffff" draw:marker-start-width="0.1984in" draw:marker-end-width="0.1984in" draw:fill-color="#3465a4" draw:textarea-horizontal-align="justify" draw:textarea-vertical-align="middle" draw:auto-grow-height="false" fo:min-height="0.4717in" fo:min-width="1.4193in" fo:padding-top="0.0193in" fo:padding-bottom="0.0193in" fo:padding-left="0.0193in" fo:padding-right="0.0193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402in" svg:stroke-color="#ffffff" draw:marker-start-width="0.1984in" draw:marker-end-width="0.1984in" draw:fill-color="#3465a4" draw:textarea-horizontal-align="justify" draw:textarea-vertical-align="middle" draw:auto-grow-height="false" fo:min-height="0.9299in" fo:min-width="0.5339in" fo:padding-top="0.0193in" fo:padding-bottom="0.0193in" fo:padding-left="0.0193in" fo:padding-right="0.0193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402in" svg:stroke-color="#ffffff" draw:marker-start-width="0.1984in" draw:marker-end-width="0.1984in" draw:fill-color="#3465a4" draw:textarea-horizontal-align="justify" draw:textarea-vertical-align="middle" draw:auto-grow-height="false" fo:min-height="0.6465in" fo:min-width="0.6835in" fo:padding-top="0.0193in" fo:padding-bottom="0.0193in" fo:padding-left="0.0193in" fo:padding-right="0.0193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402in" svg:stroke-color="#ffffff" draw:marker-start-width="0.1984in" draw:marker-end-width="0.1984in" draw:fill-color="#3465a4" draw:textarea-horizontal-align="justify" draw:textarea-vertical-align="middle" draw:auto-grow-height="false" fo:min-height="0.9299in" fo:min-width="2.2008in" fo:padding-top="0.0193in" fo:padding-bottom="0.0193in" fo:padding-left="0.0193in" fo:padding-right="0.0193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402in" svg:stroke-color="#ffffff" draw:marker-start-width="0.1984in" draw:marker-end-width="0.1984in" draw:fill-color="#3465a4" draw:textarea-horizontal-align="justify" draw:textarea-vertical-align="middle" draw:auto-grow-height="false" fo:min-height="0.3874in" fo:min-width="0.3673in" fo:padding-top="0.0193in" fo:padding-bottom="0.0193in" fo:padding-left="0.0193in" fo:padding-right="0.0193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0402in" svg:stroke-color="#ffffff" draw:marker-start-width="0.1984in" draw:marker-end-width="0.1984in" draw:fill-color="#3465a4" draw:textarea-horizontal-align="justify" draw:textarea-vertical-align="middle" draw:auto-grow-height="false" fo:min-height="0.9402in" fo:min-width="0.5799in" fo:padding-top="0.0193in" fo:padding-bottom="0.0193in" fo:padding-left="0.0193in" fo:padding-right="0.0193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0402in" svg:stroke-color="#ffffff" draw:marker-start-width="0.1984in" draw:marker-end-width="0.1984in" draw:fill-color="#3465a4" draw:textarea-horizontal-align="justify" draw:textarea-vertical-align="middle" draw:auto-grow-height="false" fo:min-height="0.9382in" fo:min-width="0.561in" fo:padding-top="0.0193in" fo:padding-bottom="0.0193in" fo:padding-left="0.0193in" fo:padding-right="0.0193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0402in" svg:stroke-color="#ffffff" draw:marker-start-width="0.1984in" draw:marker-end-width="0.1984in" draw:fill-color="#3465a4" draw:textarea-horizontal-align="justify" draw:textarea-vertical-align="middle" draw:auto-grow-height="false" fo:min-height="0.9299in" fo:min-width="0.6591in" fo:padding-top="0.0193in" fo:padding-bottom="0.0193in" fo:padding-left="0.0193in" fo:padding-right="0.0193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width="0.0402in" svg:stroke-color="#ffffff" draw:marker-start-width="0.1984in" draw:marker-end-width="0.1984in" draw:fill-color="#3465a4" draw:textarea-horizontal-align="justify" draw:textarea-vertical-align="middle" draw:auto-grow-height="false" fo:min-height="1.6681in" fo:min-width="0.5638in" fo:padding-top="0.0193in" fo:padding-bottom="0.0193in" fo:padding-left="0.0193in" fo:padding-right="0.0193in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.0402in" svg:stroke-color="#ffffff" draw:marker-start-width="0.1984in" draw:marker-end-width="0.1984in" draw:fill-color="#3465a4" draw:textarea-horizontal-align="justify" draw:textarea-vertical-align="top" draw:auto-grow-height="false" fo:min-height="0.6846in" fo:min-width="1.0673in" fo:padding-top="0.0193in" fo:padding-bottom="0.0193in" fo:padding-left="0.0193in" fo:padding-right="0.0193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Shape1" draw:style-name="gr1" draw:text-style-name="P2" svg:width="1.4587in" svg:height="0.4689in" svg:x="4.6252in" svg:y="0.5571in"><text:p text:style-name="P1"><text:span text:style-name="T1">7</text:span></text:p><draw:enhanced-geometry svg:viewBox="0 0 21600 21600" draw:type="rectangle" draw:enhanced-path="M 0 0 L 21600 0 21600 21600 0 21600 0 0 Z N"/></draw:custom-shape><draw:custom-shape text:anchor-type="paragraph" draw:z-index="1" draw:name="Shape1" draw:style-name="gr2" draw:text-style-name="P2" svg:width="1.4587in" svg:height="0.5106in" svg:x="4.6252in" svg:y="1.0154in"><text:p text:style-name="P1"><text:span text:style-name="T1">6</text:span></text:p><draw:enhanced-geometry svg:viewBox="0 0 21600 21600" draw:type="rectangle" draw:enhanced-path="M 0 0 L 21600 0 21600 21600 0 21600 0 0 Z N"/></draw:custom-shape><draw:custom-shape text:anchor-type="paragraph" draw:z-index="2" draw:name="Shape1" draw:style-name="gr3" draw:text-style-name="P3" svg:width="0.5732in" svg:height="0.9689in" svg:x="0.5937in" svg:y="0.5673in"><text:p text:style-name="P1"><text:span text:style-name="T2">2</text:span></text:p><draw:enhanced-geometry svg:viewBox="0 0 21600 21600" draw:type="rectangle" draw:enhanced-path="M 0 0 L 21600 0 21600 21600 0 21600 0 0 Z N"/></draw:custom-shape><draw:custom-shape text:anchor-type="paragraph" draw:z-index="3" draw:name="Shape4" draw:style-name="gr4" draw:text-style-name="P5" svg:width="1.0213in" svg:height="0.9689in" svg:x="6.2736in" svg:y="0.5571in"><text:p text:style-name="P4"><text:span text:style-name="T1">1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1" draw:style-name="gr5" draw:text-style-name="P3" svg:width="2.2398in" svg:height="0.9689in" svg:x="2.3854in" svg:y="0.5571in"><text:p text:style-name="P1"><text:span text:style-name="T2">5</text:span></text:p><draw:enhanced-geometry svg:viewBox="0 0 21600 21600" draw:type="rectangle" draw:enhanced-path="M 0 0 L 21600 0 21600 21600 0 21600 0 0 Z N"/></draw:custom-shape><draw:custom-shape text:anchor-type="paragraph" draw:z-index="5" draw:name="Shape2" draw:style-name="gr6" draw:text-style-name="P7" svg:width="0.9689in" svg:height="1.0169in" draw:transform="rotate (-1.5707963267949) translate (0.577083333333333in 0.567361111111111in)"><text:p text:style-name="P6"><text:span text:style-name="T1">1</text:span></text:p><draw:enhanced-geometry svg:viewBox="0 0 21600 21600" draw:glue-points="?f6 10800 10800 21600 ?f5 10800 10800 0" draw:text-areas="?f3 ?f3 ?f4 ?f4" draw:type="trapezoid" draw:modifiers="8138.68194842407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text:anchor-type="paragraph" draw:z-index="6" draw:name="Shape1" draw:style-name="gr7" draw:text-style-name="P3" svg:width="0.6189in" svg:height="0.9795in" svg:x="1.1665in" svg:y="0.5571in"><text:p text:style-name="P1"><text:span text:style-name="T2">3</text:span></text:p><draw:enhanced-geometry svg:viewBox="0 0 21600 21600" draw:type="rectangle" draw:enhanced-path="M 0 0 L 21600 0 21600 21600 0 21600 0 0 Z N"/></draw:custom-shape><draw:custom-shape text:anchor-type="paragraph" draw:z-index="7" draw:name="Shape1" draw:style-name="gr8" draw:text-style-name="P3" svg:width="0.6004in" svg:height="0.9776in" svg:x="1.7854in" svg:y="0.5591in"><text:p text:style-name="P1"><text:span text:style-name="T2">4</text:span></text:p><draw:enhanced-geometry svg:viewBox="0 0 21600 21600" draw:type="rectangle" draw:enhanced-path="M 0 0 L 21600 0 21600 21600 0 21600 0 0 Z N"/></draw:custom-shape><draw:custom-shape text:anchor-type="paragraph" draw:z-index="8" draw:name="Shape1" draw:style-name="gr9" draw:text-style-name="P3" svg:width="0.698in" svg:height="0.9689in" svg:x="6.0835in" svg:y="0.5571in"><text:p text:style-name="P1"><text:span text:style-name="T2">9</text:span></text:p><draw:enhanced-geometry svg:viewBox="0 0 21600 21600" draw:type="rectangle" draw:enhanced-path="M 0 0 L 21600 0 21600 21600 0 21600 0 0 Z N"/></draw:custom-shape><draw:custom-shape text:anchor-type="paragraph" draw:z-index="10" draw:name="Shape3" draw:style-name="gr11" draw:text-style-name="P10" svg:width="1.5634in" svg:height="1.0224in" svg:x="4.3362in" svg:y="-0.0055in"><text:p text:style-name="P9"><text:span text:style-name="T3">8</text:span></text:p><text:p text:style-name="P9"><text:span text:style-name="T4"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name="Shape5" draw:style-name="gr10" draw:text-style-name="P8" svg:width="0.6669in" svg:height="1.7713in" svg:x="0.5102in" svg:y="0.131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3in" fo:page-height="3in" style:num-format="1" style:print-orientation="landscape" fo:margin-top="0.5in" fo:margin-bottom="0.5in" fo:margin-left="0.5in" fo:margin-right="0.5in" style:writing-mode="lr-tb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402in" fo:margin-left="0in" fo:margin-right="0in" fo:margin-bottom="0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3T09:37:56.194370504</meta:creation-date>
    <dc:date>2019-09-23T20:18:55.229361674</dc:date>
    <meta:editing-duration>PT58M7S</meta:editing-duration>
    <meta:editing-cycles>16</meta:editing-cycles>
    <meta:generator>LibreOffice/5.1.6.2$Linux_x86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